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4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ield_name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Field names (should be the same, and in the same order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field be printed on label(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 (max 3)</text:p>
          </table:table-cell>
          <table:table-cell office:value-type="string" calcext:value-type="string">
            <text:p>N° of the label on which the field should be printed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 (max 4)</text:p>
          </table:table-cell>
          <table:table-cell office:value-type="string" calcext:value-type="string">
            <text:p>order of print on the label (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be printed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should be printed, without “:” ? (if blank or 0, field_name will be used but avoid: some characters such as “_” creates bug when converting to Latex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</table:table>
      <table:table table:name="Print_parameters_ex1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Print_parameters_ex2" table:style-name="ta1">
        <table:table-column table:style-name="co3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Table_data" table:style-name="ta1"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6" table:default-cell-style-name="ce3"/>
        <table:table-column table:style-name="co3" table:default-cell-style-name="ce3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office:annotation draw:style-name="gr1" draw:text-style-name="P2" svg:width="2.899cm" svg:height="3.361cm" svg:x="20.911cm" svg:y="0cm" draw:caption-point-x="-0.61cm" draw:caption-point-y="0.527cm">
              <dc:creator>NM</dc:creator>
              <dc:date>2024-10-03T00:00:00</dc:date>
              <text:p text:style-name="P1"><text:span text:style-name="T1">Avoid using letter </text:span><text:span text:style-name="T1">“F” alone, this </text:span><text:span text:style-name="T1">might interpreted </text:span><text:span text:style-name="T1">as “False” by R. </text:span><text:span text:style-name="T1">Espacially if </text:span><text:span text:style-name="T1">there is no “M” in </text:span><text:span text:style-name="T1">the table</text:span></text:p>
            </office:annotation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month number:style="long" number:textual="true"/>
      <number:text> </number:text>
      <number:day/>
      <number:text>, </number:text>
      <number:year number:style="long"/>
    </number:dat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7T16:20:16.250124699</dc:date>
    <dc:creator>Nicolas Moiroux</dc:creator>
    <meta:editing-duration>P1DT16H3M1S</meta:editing-duration>
    <meta:editing-cycles>42</meta:editing-cycles>
    <meta:generator>LibreOffice/7.3.7.2$Linux_X86_64 LibreOffice_project/30$Build-2</meta:generator>
    <meta:document-statistic meta:table-count="4" meta:cell-count="487" meta:object-count="0"/>
  </office:meta>
</office:document-meta>
</file>